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0A07A0019D76807A65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611in" style:rel-column-width="10389*"/>
    </style:style>
    <style:style style:name="Table1.B" style:family="table-column">
      <style:table-column-properties style:column-width="5.6319in" style:rel-column-width="55146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111in" style:rel-column-width="7941*"/>
    </style:style>
    <style:style style:name="Table2.B" style:family="table-column">
      <style:table-column-properties style:column-width="5.8819in" style:rel-column-width="5759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3pt" fo:font-weight="normal" officeooo:rsid="00379028" officeooo:paragraph-rsid="000eacc6" style:font-size-asian="11.3500003814697pt" style:font-weight-asian="normal" style:font-size-complex="13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3pt" fo:font-weight="normal" officeooo:rsid="003a5553" officeooo:paragraph-rsid="000eacc6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3pt" fo:font-weight="normal" officeooo:rsid="003d4fcc" officeooo:paragraph-rsid="000eacc6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0eacc6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3pt" fo:font-weight="normal" officeooo:rsid="00205583" officeooo:paragraph-rsid="000eacc6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2c9579" officeooo:paragraph-rsid="000ca66a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2fbc2d" officeooo:paragraph-rsid="000ca66a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931df" officeooo:paragraph-rsid="000ca66a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4613a" officeooo:paragraph-rsid="000e20c7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5d9d" officeooo:paragraph-rsid="000e20c7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2c9579" officeooo:paragraph-rsid="000ca66a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2d2d6a" officeooo:paragraph-rsid="000ca66a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2ab986" officeooo:paragraph-rsid="000e20c7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5d9d" officeooo:paragraph-rsid="000e20c7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0e20c7" officeooo:paragraph-rsid="000e20c7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9028" officeooo:paragraph-rsid="000e20c7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a5553" officeooo:paragraph-rsid="000eacc6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f446c" officeooo:paragraph-rsid="000eacc6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3pt" officeooo:rsid="003d4fcc" officeooo:paragraph-rsid="000eacc6" style:font-size-asian="13pt" style:font-size-complex="13pt"/>
    </style:style>
    <style:style style:name="P20" style:family="paragraph" style:parent-style-name="Standard">
      <style:paragraph-properties fo:text-align="justify" style:justify-single-word="false"/>
      <style:text-properties fo:font-size="13pt" officeooo:rsid="0027c0a4" officeooo:paragraph-rsid="001135de" style:font-size-asian="13pt" style:font-size-complex="13pt"/>
    </style:style>
    <style:style style:name="P21" style:family="paragraph" style:parent-style-name="Standard">
      <style:paragraph-properties fo:text-align="justify" style:justify-single-word="false"/>
      <style:text-properties fo:font-size="13pt" officeooo:rsid="001135de" officeooo:paragraph-rsid="001135de" style:font-size-asian="13pt" style:font-size-complex="13pt"/>
    </style:style>
    <style:style style:name="P22" style:family="paragraph" style:parent-style-name="Standard" style:list-style-name="List_20_1">
      <style:paragraph-properties fo:text-align="justify" style:justify-single-word="false"/>
      <style:text-properties fo:font-size="13pt" officeooo:rsid="001135de" officeooo:paragraph-rsid="001135de" style:font-size-asian="13pt" style:font-size-complex="13pt"/>
    </style:style>
    <style:style style:name="P23" style:family="paragraph" style:parent-style-name="Standard">
      <style:paragraph-properties fo:text-align="justify" style:justify-single-word="false"/>
      <style:text-properties fo:font-size="13pt" officeooo:rsid="001135de" officeooo:paragraph-rsid="0013c2ec" style:font-size-asian="13pt" style:font-size-complex="13pt"/>
    </style:style>
    <style:style style:name="P24" style:family="paragraph" style:parent-style-name="Standard">
      <style:paragraph-properties fo:text-align="justify" style:justify-single-word="false"/>
      <style:text-properties officeooo:paragraph-rsid="0013c2ec"/>
    </style:style>
    <style:style style:name="P25" style:family="paragraph" style:parent-style-name="Standard">
      <style:paragraph-properties fo:text-align="justify" style:justify-single-word="false"/>
      <style:text-properties fo:color="#ce181e" fo:font-size="13pt" fo:language="ru" fo:country="RU" fo:font-weight="bold" officeooo:rsid="0034613a" officeooo:paragraph-rsid="000e20c7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justify" style:justify-single-word="false"/>
      <style:text-properties fo:color="#ce181e" fo:font-size="13pt" fo:language="ru" fo:country="RU" fo:font-weight="bold" officeooo:rsid="00375d9d" officeooo:paragraph-rsid="000e20c7" style:font-size-asian="13pt" style:font-weight-asian="bold" style:font-size-complex="13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4pt" fo:font-weight="bold" officeooo:rsid="003d4fcc" officeooo:paragraph-rsid="000eacc6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DejaVu Sans Mono" fo:font-size="10pt" fo:font-weight="normal" officeooo:rsid="003f446c" officeooo:paragraph-rsid="000eacc6" style:font-size-asian="10pt" style:font-weight-asian="normal" style:font-size-complex="10pt" style:font-weight-complex="normal"/>
    </style:style>
    <style:style style:name="P29" style:family="paragraph" style:parent-style-name="Standard">
      <style:text-properties officeooo:paragraph-rsid="0013c2ec"/>
    </style:style>
    <style:style style:name="P30" style:family="paragraph" style:parent-style-name="Text_20_body">
      <style:text-properties fo:language="ru" fo:country="RU" officeooo:rsid="00054a9c" officeooo:paragraph-rsid="00054a9c"/>
    </style:style>
    <style:style style:name="P31" style:family="paragraph" style:parent-style-name="Text_20_body">
      <style:text-properties fo:language="ru" fo:country="RU" officeooo:rsid="00067bd8"/>
    </style:style>
    <style:style style:name="P32" style:family="paragraph" style:parent-style-name="Text_20_body">
      <style:text-properties fo:language="ru" fo:country="RU" officeooo:rsid="00067bd8" officeooo:paragraph-rsid="00067bd8"/>
    </style:style>
    <style:style style:name="P33" style:family="paragraph" style:parent-style-name="Text_20_body">
      <style:text-properties fo:language="ru" fo:country="RU" officeooo:rsid="0008658c" officeooo:paragraph-rsid="0008658c"/>
    </style:style>
    <style:style style:name="P34" style:family="paragraph" style:parent-style-name="Text_20_body">
      <style:text-properties fo:language="ru" fo:country="RU" officeooo:rsid="000a0272" officeooo:paragraph-rsid="000a0272"/>
    </style:style>
    <style:style style:name="P35" style:family="paragraph" style:parent-style-name="Text_20_body">
      <style:text-properties fo:language="ru" fo:country="RU" officeooo:rsid="000a37ca" officeooo:paragraph-rsid="000a37ca"/>
    </style:style>
    <style:style style:name="P36" style:family="paragraph" style:parent-style-name="Text_20_body">
      <style:text-properties fo:language="ru" fo:country="RU" officeooo:rsid="000c04f8" officeooo:paragraph-rsid="000c04f8"/>
    </style:style>
    <style:style style:name="P37" style:family="paragraph" style:parent-style-name="Text_20_body">
      <style:text-properties fo:language="ru" fo:country="RU" officeooo:rsid="000e265c" officeooo:paragraph-rsid="000e265c"/>
    </style:style>
    <style:style style:name="P38" style:family="paragraph" style:parent-style-name="Text_20_body">
      <style:text-properties fo:language="ru" fo:country="RU" officeooo:rsid="000ca66a" officeooo:paragraph-rsid="000ca66a"/>
    </style:style>
    <style:style style:name="P39" style:family="paragraph" style:parent-style-name="Text_20_body">
      <style:paragraph-properties fo:text-align="justify" style:justify-single-word="false"/>
      <style:text-properties officeooo:rsid="00109102" officeooo:paragraph-rsid="00109102"/>
    </style:style>
    <style:style style:name="P40" style:family="paragraph" style:parent-style-name="Text_20_body">
      <style:paragraph-properties fo:text-align="justify" style:justify-single-word="false"/>
      <style:text-properties officeooo:rsid="00109102" officeooo:paragraph-rsid="001123df"/>
    </style:style>
    <style:style style:name="P41" style:family="paragraph" style:parent-style-name="Title">
      <style:text-properties fo:language="ru" fo:country="RU" officeooo:rsid="00054a9c" officeooo:paragraph-rsid="00054a9c"/>
    </style:style>
    <style:style style:name="P42" style:family="paragraph" style:parent-style-name="Title">
      <style:text-properties fo:language="ru" fo:country="RU" officeooo:rsid="0008658c" officeooo:paragraph-rsid="0008658c"/>
    </style:style>
    <style:style style:name="P43" style:family="paragraph" style:parent-style-name="Title">
      <style:text-properties officeooo:rsid="00109102" officeooo:paragraph-rsid="00109102"/>
    </style:style>
    <style:style style:name="P44" style:family="paragraph" style:parent-style-name="Title">
      <style:text-properties officeooo:rsid="001135de" officeooo:paragraph-rsid="001135de"/>
    </style:style>
    <style:style style:name="P45" style:family="paragraph" style:parent-style-name="Subtitle">
      <style:text-properties fo:language="ru" fo:country="RU"/>
    </style:style>
    <style:style style:name="P46" style:family="paragraph" style:parent-style-name="Subtitle">
      <style:text-properties fo:language="ru" fo:country="RU" officeooo:rsid="000a37ca" officeooo:paragraph-rsid="000a37ca"/>
    </style:style>
    <style:style style:name="P47" style:family="paragraph" style:parent-style-name="Subtitle">
      <style:text-properties fo:language="ru" fo:country="RU" officeooo:rsid="000c04f8" officeooo:paragraph-rsid="000c04f8"/>
    </style:style>
    <style:style style:name="P48" style:family="paragraph" style:parent-style-name="Table_20_Contents">
      <style:paragraph-properties fo:text-align="justify" style:justify-single-word="false"/>
      <style:text-properties fo:font-size="13pt" officeooo:rsid="003a5553" officeooo:paragraph-rsid="000eacc6" style:font-size-asian="11.3500003814697pt" style:font-size-complex="13pt"/>
    </style:style>
    <style:style style:name="P49" style:family="paragraph" style:parent-style-name="Table_20_Contents">
      <style:paragraph-properties fo:text-align="justify" style:justify-single-word="false"/>
      <style:text-properties fo:font-size="13pt" officeooo:rsid="003af300" officeooo:paragraph-rsid="000eacc6" style:font-size-asian="11.3500003814697pt" style:font-size-complex="13pt"/>
    </style:style>
    <style:style style:name="P50" style:family="paragraph" style:parent-style-name="Preformatted_20_Text">
      <style:text-properties officeooo:paragraph-rsid="0013c2ec"/>
    </style:style>
    <style:style style:name="T1" style:family="text">
      <style:text-properties officeooo:rsid="0008658c"/>
    </style:style>
    <style:style style:name="T2" style:family="text">
      <style:text-properties officeooo:rsid="00092aa9"/>
    </style:style>
    <style:style style:name="T3" style:family="text">
      <style:text-properties officeooo:rsid="000a37ca"/>
    </style:style>
    <style:style style:name="T4" style:family="text">
      <style:text-properties officeooo:rsid="000ca66a"/>
    </style:style>
    <style:style style:name="T5" style:family="text">
      <style:text-properties officeooo:rsid="004636be"/>
    </style:style>
    <style:style style:name="T6" style:family="text">
      <style:text-properties style:font-size-asian="13pt"/>
    </style:style>
    <style:style style:name="T7" style:family="text">
      <style:text-properties officeooo:rsid="002fbc2d" style:font-size-asian="13pt"/>
    </style:style>
    <style:style style:name="T8" style:family="text">
      <style:text-properties officeooo:rsid="002d2d6a" style:font-size-asian="13pt"/>
    </style:style>
    <style:style style:name="T9" style:family="text">
      <style:text-properties officeooo:rsid="002c9579" style:font-size-asian="13pt"/>
    </style:style>
    <style:style style:name="T10" style:family="text">
      <style:text-properties officeooo:rsid="0032a793" style:font-size-asian="13pt"/>
    </style:style>
    <style:style style:name="T11" style:family="text">
      <style:text-properties officeooo:rsid="003a5553"/>
    </style:style>
    <style:style style:name="T12" style:family="text">
      <style:text-properties officeooo:rsid="000e20c7"/>
    </style:style>
    <style:style style:name="T13" style:family="text">
      <style:text-properties officeooo:rsid="002c9579"/>
    </style:style>
    <style:style style:name="T14" style:family="text">
      <style:text-properties officeooo:rsid="00379028"/>
    </style:style>
    <style:style style:name="T15" style:family="text">
      <style:text-properties officeooo:rsid="000e3f3b"/>
    </style:style>
    <style:style style:name="T16" style:family="text">
      <style:text-properties officeooo:rsid="000eacc6"/>
    </style:style>
    <style:style style:name="T17" style:family="text">
      <style:text-properties officeooo:rsid="0043e329"/>
    </style:style>
    <style:style style:name="T18" style:family="text">
      <style:text-properties officeooo:rsid="0048905a"/>
    </style:style>
    <style:style style:name="T19" style:family="text">
      <style:text-properties officeooo:rsid="00492afc"/>
    </style:style>
    <style:style style:name="T20" style:family="text">
      <style:text-properties officeooo:rsid="00109102"/>
    </style:style>
    <style:style style:name="T21" style:family="text">
      <style:text-properties officeooo:rsid="001123df"/>
    </style:style>
    <style:style style:name="T22" style:family="text">
      <style:text-properties officeooo:rsid="001135de"/>
    </style:style>
    <style:style style:name="T23" style:family="text">
      <style:text-properties officeooo:rsid="0011f37a"/>
    </style:style>
    <style:style style:name="T24" style:family="text">
      <style:text-properties officeooo:rsid="0036bbf3"/>
    </style:style>
    <style:style style:name="T25" style:family="text">
      <style:text-properties fo:color="#0066b3"/>
    </style:style>
    <style:style style:name="T26" style:family="text">
      <style:text-properties fo:color="#0066b3" officeooo:rsid="0013c2e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Видеоподсистема ДВК</text:p>
      <text:p text:style-name="P30"/>
      <text:p text:style-name="P31">Набор видеоконтроллеров ЭВМ ДВК-3 представляет собой забавную смесь совсем древних и более современных технологий. Набор состоит из двух плат – текстового терминала КСМ и графического видеоконтроллера КГД. В данном проекте реализованы оба контроллера.</text:p>
      <text:p text:style-name="P32">В оригинальной ЭВМ для отображения информации использовался монохромный видеомонитор МС6105, а для ввода – клавиатура МС7004. В данном проекте для отображения используется любой монитор с VGA-входом, для ввода – клавиатура PS/2. <text:span text:style-name="T1">Контроллер использует видеорежим 800*600*75 Гц. Этот режим в обязательном порядке поддерживают все мониторы, и ЭЛТ, и современные LCD, даже 4К мониторы могут такое отобразить. Если у монитора нет VGA-входа, можно воспользоваться переходником VGA2HDMI – проверено, работает.</text:span></text:p>
      <text:p text:style-name="P42">Контроллер КСМ</text:p>
      <text:p text:style-name="P33">Этот контроллер представляет собой полноценный алфавитно-цифровой терминал, примерно совместимый с DEC VT52. Контроллер устанавливается в корзину ДВК в виде полноразмерной платы, однако не использует шину МПИ – от корзины он получает только питание. Передача данных производится через последовательный порт, подключаемый перемычкой к разъему ИРПС платы МС1201. <text:span text:style-name="T2">Такой способ подключения консоли оператора к ЭВМ использовался еще во времена телетайпов и пишущих машинок, и более характерен для больших ЭВМ, а не персональных. <text:s/>Плата КСМ поддерживает скорости обмена от 75 до 9600 бод. В данном проекте диапазон поддерживаемых скоростей изменен – поддерживаются скорости от 1200 до 115200 бод. Скорости ниже 1200 не имеют практического смысла, а скорости выше 9600 оригинальный контроллер, видимо, не мог поддерживать в силу низкой производительности.</text:span></text:p>
      <text:p text:style-name="P34">Эран терминала состоит из 25 строк по 80 символов. Верхняя строка – служебная, туда выводится информация о настройках и режимах работы терминала. Остальные 24 строки содержат пользовательские данные. Это соответствует терминалу DEC VT52 – там тоже использовался экран 80*24.</text:p>
      <text:p text:style-name="P46">Внутреннее устройство контроллера</text:p>
      <text:p text:style-name="P34">Контроллер представляет собой полноценное микропроце<text:span text:style-name="T3">с</text:span>сорное устройство. Оригинальный КСМ был построен на процессоре К580ВМ80А и нескольких БИС из серии 580. В контроллере имеется блок статической рабочей памяти емкостью 1К, ПЗУ с управляющей программой емкостью 2К, <text:span text:style-name="T3">ПЗУ знакогенератора емкостью 2К</text:span> и видеопамять емкостью 16К, выполненная на микросхемах DRAM К565РУ6. Видеопамять используется довольно бездарно – половина ее предназначена только для хранения признака наличия курсора в данном знакоместе. В остальной части видеопамяти организован буфер для хранения <text:span text:style-name="T3">2 страниц текста – 48 строк по 80 символов.</text:span></text:p>
      <text:p text:style-name="P35"><text:soft-page-break/>В данном проекте контроллер построен на процессорном ядре К1801ВМ2 от уважаемого VSLAV. Писать управляющую программу под систему команд PDP-11, да еще и с EIS, гораздо приятнее и проще, чем под убогий Intel 8080. Кроме процессорного ядра, в контроллер входит модуль RAM размером 4К, предназначенный для хранения управляющей программы и рабочих переменных, модуль ROM размером 4К для хранения шрифтов и двухпортовый модуль RAM размером 2К в качестве видеопамяти. Таким образом, общий размер используемой памяти существенно сокращен по сравнению с оригиналом.</text:p>
      <text:p text:style-name="P47">Поддерживаемые режимы работы</text:p>
      <text:p text:style-name="P36">Управляющая программа полностью поддерживает систему команд оригинального контроллера, в том числе режим HOLD SCREEN и нестандартные ESC-последовательности “раздвижка строки” и “раздвижка страницы”.</text:p>
      <text:p text:style-name="P36">Поддерживается псевдографика, причем она отличается от оригинальной псевдографики DEC VT52 как по форме знаков, так и по их кодам (100-137 вместо 137-177).</text:p>
      <text:p text:style-name="P36">Реализован автономный режим работы <text:span text:style-name="T4">(локальная петля)</text:span>, включающийся кнопкой F10. В этом режиме <text:span text:style-name="T4">вводимые с клавиатуры символы и команды сразу попадают на экран, а обмен по интерфейсу не производится. Этот режим можно использовать для проверки и отладки клавиатуры и дисплейного модуля. Такой режим имеется и у оригинального КСМ.</text:span></text:p>
      <text:p text:style-name="P37">Реализована поддержка звукового сигнала (пищалки), как во всех терминалах DEC, а также в 15ИЭ-00-013. На плате КСМ пищалки нет, но многие программы, и сама <text:span text:style-name="T15">ОС</text:span> RT-11, пользуются звуковым сигналом (передавая код 007), а реализовать эту возможность совсем нетрудно. В управляющую программу добавлена возможность отключения звука кнопкой F9. Ну а кому звук совсем не нужен – просто никуда не подключайте порт buzzer.</text:p>
      <text:p text:style-name="P36">Полудуплексный режим (локальное эхо) не реализован в силу полной бесполезности. <text:span text:style-name="T4">Н</text:span>е реализована <text:span text:style-name="T4">и </text:span>смена формата кадра последовательного интерфейса – передача всегда идет в режиме 8 бит без контроля четности.</text:p>
      <text:p text:style-name="P38">Так же не реализован режим автоматического переноса курсора на следующую строку. Этого режима нет в DEC VT52, и практической пользы от него мало. Наоборот, в этом режиме нарушается работа полноэкранных текстовых редакторов и других подобных программ. Но, при желании, доделать этот режим в управляющую программу совсем не сложно.</text:p>
      <text:p text:style-name="P45">Кодировка символов.</text:p>
      <text:p text:style-name="P6">Терминал работает в 7-битном режиме. Формат кадра последовательного порта 8-битный (8-N-1), но старший бит байта игнорируется. Поддерживаются 2 набора кодировок символов — КОИ7 Н0/1, и КОИ7 Н2.</text:p>
      <text:p text:style-name="P11"><text:span text:style-name="T6">В режиме КОИ7 Н0 </text:span><text:span text:style-name="T7">(режим по умолчанию) </text:span><text:span text:style-name="T6">терминал работает со стандартной таблицей ASCII, в точности как оригинальный VT52. При этом отображаются малые и большие латинские буквы. Из </text:span><text:span text:style-name="T8">кодировки</text:span><text:span text:style-name="T6"> Н0 (LAT) можно переключиться в </text:span><text:span text:style-name="T8">кодировку</text:span><text:span text:style-name="T6"> Н1 (RUS), при этом терминал отображает малые русские буквы вместо больших латинских, и большие русские вместо малых латинских. </text:span><text:span text:style-name="T8">На экране может отображаться смесь символов обоих кодировок. </text:span><text:span text:style-name="T6">Переключение </text:span><text:span text:style-name="T8">между кодировками </text:span><text:span text:style-name="T6">производится управляющими кодами </text:span><text:span text:style-name="T8">016 и 017.</text:span></text:p>
      <text:p text:style-name="P12"><text:soft-page-break/><text:span text:style-name="T9">В </text:span><text:span text:style-name="T6">режиме КОИ7 Н2 терминал отображает только большие латинские и русские буквы, при этом русские буквы занимают место малых латинских стандартной таблицы ASCII. </text:span><text:span text:style-name="T7">Такой режим использовали терминалы, эксп</text:span><text:span text:style-name="T10">л</text:span><text:span text:style-name="T7">уатировавшиеся совместно с СМ ЭВМ, например СМ7209 или ВТА-2000-3. П</text:span><text:span text:style-name="T6">ереключение </text:span><text:span text:style-name="T7">в этот режим и обрано в режим Н0/Н1</text:span><text:span text:style-name="T6"> производится клавишей F11.</text:span></text:p>
      <text:p text:style-name="P7">В режиме Н2 эксплуатация оригинальных ОС от DEC невозможна, ибо все сообщения выводятся в искаженном виде (знаменитое IНЖАЛИД ДЕЖИЦЕ). Но в этом режиме корректно будут работать адаптированные в СССР системы (РАФОС, например), а также многие написанные в те времена программы, использовавшие русский язык, к примеру, экранный редактор USED.</text:p>
      <text:p text:style-name="P8">Неотображаемые символы из диапазона 00-37, не распознанные терминалом как управляющие команды, отображаются на экране в виде символов латинского алфавита с кодом 100-137, мигающих с частотой около 3 Гц. Эта особенность <text:s/>отображения <text:span text:style-name="T5">отсутствует в оригинальном VT52</text:span>.</text:p>
      <text:p text:style-name="P45">Формат экрана</text:p>
      <text:p text:style-name="P9"><text:span text:style-name="T12">Дисплейный блок КСМ</text:span> работает в стандартном для всех таких терминалов разрешении 24 <text:span text:style-name="T12">пользовательских </text:span>строки по 80 символов. <text:span text:style-name="T13">Самая верхняя строка экрана <text:s/>терминала — служебная строка. В эту строку выводятся буквенные индикаторы режимо</text:span>в работы <text:span text:style-name="T14">красного цвета</text:span>:</text:p>
      <text:p text:style-name="P9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25">LINE</text:p>
          </table:table-cell>
          <table:table-cell office:value-type="string">
            <text:p text:style-name="P9">режим связи с ЭВМ.</text:p>
          </table:table-cell>
        </table:table-row>
        <table:table-row>
          <table:table-cell office:value-type="string">
            <text:p text:style-name="P26">LOCAL</text:p>
          </table:table-cell>
          <table:table-cell office:value-type="string">
            <text:p text:style-name="P10">автономный режим (локальная петля)</text:p>
          </table:table-cell>
        </table:table-row>
        <table:table-row>
          <table:table-cell office:value-type="string">
            <text:p text:style-name="P25">CAPS</text:p>
          </table:table-cell>
          <table:table-cell office:value-type="string">
            <text:p text:style-name="P9">включен CAPS LOCK.</text:p>
          </table:table-cell>
        </table:table-row>
        <table:table-row>
          <table:table-cell office:value-type="string">
            <text:p text:style-name="P25">ALT</text:p>
          </table:table-cell>
          <table:table-cell office:value-type="string">
            <text:p text:style-name="P9">включен альтернативный режим дополнительной клавиатуры.</text:p>
          </table:table-cell>
        </table:table-row>
        <table:table-row>
          <table:table-cell office:value-type="string">
            <text:p text:style-name="P25">KOI7</text:p>
          </table:table-cell>
          <table:table-cell office:value-type="string">
            <text:p text:style-name="P9">включена кодировка КОИ7 Н2</text:p>
          </table:table-cell>
        </table:table-row>
        <table:table-row>
          <table:table-cell office:value-type="string">
            <text:p text:style-name="P25">LAT</text:p>
          </table:table-cell>
          <table:table-cell office:value-type="string">
            <text:p text:style-name="P9"><text:span text:style-name="T11">вклю</text:span>чена кодировка Н0</text:p>
          </table:table-cell>
        </table:table-row>
        <table:table-row>
          <table:table-cell office:value-type="string">
            <text:p text:style-name="P25">RUS</text:p>
          </table:table-cell>
          <table:table-cell office:value-type="string">
            <text:p text:style-name="P9">включена кодировка Н1</text:p>
          </table:table-cell>
        </table:table-row>
        <table:table-row>
          <table:table-cell office:value-type="string">
            <text:p text:style-name="P25">HOLD</text:p>
          </table:table-cell>
          <table:table-cell office:value-type="string">
            <text:p text:style-name="P9">включен режим HOLD SCREEN</text:p>
          </table:table-cell>
        </table:table-row>
        <table:table-row>
          <table:table-cell office:value-type="string">
            <text:p text:style-name="P25">WAIT</text:p>
          </table:table-cell>
          <table:table-cell office:value-type="string">
            <text:p text:style-name="P9">терминал ждет команды Scroll для продолжения вывода</text:p>
          </table:table-cell>
        </table:table-row>
        <table:table-row>
          <table:table-cell office:value-type="string">
            <text:p text:style-name="P25">MUTE</text:p>
          </table:table-cell>
          <table:table-cell office:value-type="string">
            <text:p text:style-name="P9">звуковой сигнал отключен.</text:p>
          </table:table-cell>
        </table:table-row>
      </table:table>
      <text:p text:style-name="P13"/>
      <text:p text:style-name="P14">У правого края служебной строки отображается текущая скорость последовательного интерфейса, а также время, прошедшее с момента включения дисплея. </text:p>
      <text:p text:style-name="P15">Строка состояния данного контроллера отличается внешним видом от соответствующей строки оригинального КСМ. В оригинале ключевые слова выводились русскими буквами, причем часть аббревиатур была малопонятна (типа ЗВЫВ или ДКЛ). Некоторые параметры отображались в виде еще более малопонятных битовых полей. Я считаю, что, например, HOLD выглядит более понятно, чем ЗВЫВ. Однако, <text:span text:style-name="T16">е</text:span>сли кому-то хочется поностальгировать именно со старым внешним видом строки, то исправить надписи в тексте управляющей программы совсем несложно.</text:p>
      <text:p text:style-name="P16">Со строки <text:span text:style-name="T12">2</text:span> начинается собственно экран терминала. <text:span text:style-name="T11">Пользовательские данные выводятся зеленым цветом. Выглядит все это так:</text:span></text:p>
      <text:p text:style-name="P16"><draw:frame draw:style-name="fr1" draw:name="Изображение1" text:anchor-type="paragraph" svg:width="6.6929in" svg:height="0.7429in" draw:z-index="0"><draw:image xlink:href="Pictures/10000000000005A0000000A07A0019D76807A65B.png" xlink:type="simple" xlink:show="embed" xlink:actuate="onLoad" loext:mime-type="image/png"/></draw:frame></text:p>
      <text:p text:style-name="P1"><text:soft-page-break/><text:span text:style-name="T16">Модуль</text:span> поддерживает 2 типа курсора — подчеркивание и блок размером со знакоместо. Форма курсора переключается клавишей F8. В случае блочного курсора символ, <text:span text:style-name="T16">по</text:span>д которым он стоит, отображается инвертированным. Также курсор может быть мигающим или немигающим, этот режим переключается клавишей F7. </text:p>
      <text:p text:style-name="P17">Курсор отображается желтым цветом.</text:p>
      <text:p text:style-name="P17"/>
      <text:p text:style-name="Subtitle">Клавиатура.</text:p>
      <text:p text:style-name="P2">Алфавитно-цифровое поле клавиатуры используется для ввода букв, цифр и символов. Раскладка букв <text:span text:style-name="T17">и символов</text:span> во всех режимах примерно соответствует стандартной раскладке АТ-клавиатуры <text:span text:style-name="T17">(qwerty/йцукен)</text:span> с небольшими отличиями, которые легко выявить опы<text:span text:style-name="T18">т</text:span>ным путем (лень рисовать картинку с раскладкой). </text:p>
      <text:p text:style-name="P2">Поле цифровой дополнительной клавиатуры используется в точности так же, как <text:s text:c="2"/><text:span text:style-name="T16">на клавиатуре МС7004 </text:span>— в стандартном режиме вводятся цифры, в альтернативном — управляющие коды. Клавиши - и + соответствуют стрелкам вверх-вниз. Клавиши Numlock, /, * соответствуют кодам PF1, PF2 и PF3 стандартной клавиатуры VT52 (и расположены в тех же местах). Отсутствующие клавиши влево-вправо перенесены на поле управления курсором, там же продублированы стрелки вверх-вниз.</text:p>
      <text:p text:style-name="P2">Управляющие клавиши АТ-клавиатуры имеют следующие значения: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8">F5</text:p>
          </table:table-cell>
          <table:table-cell table:style-name="Table2.B1" office:value-type="string">
            <text:p text:style-name="P48">Уменьш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48">F6</text:p>
          </table:table-cell>
          <table:table-cell table:style-name="Table2.B2" office:value-type="string">
            <text:p text:style-name="P48">Увелич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48">F7</text:p>
          </table:table-cell>
          <table:table-cell table:style-name="Table2.B2" office:value-type="string">
            <text:p text:style-name="P48">Переключение формы курсора - блок/подчеркивание</text:p>
          </table:table-cell>
        </table:table-row>
        <table:table-row>
          <table:table-cell table:style-name="Table2.A2" office:value-type="string">
            <text:p text:style-name="P48">F8</text:p>
          </table:table-cell>
          <table:table-cell table:style-name="Table2.B2" office:value-type="string">
            <text:p text:style-name="P48">Включение-отключение мигания курсора</text:p>
          </table:table-cell>
        </table:table-row>
        <table:table-row>
          <table:table-cell table:style-name="Table2.A2" office:value-type="string">
            <text:p text:style-name="P48">F9</text:p>
          </table:table-cell>
          <table:table-cell table:style-name="Table2.B2" office:value-type="string">
            <text:p text:style-name="P48">Отключение-включение звукового сигнала.</text:p>
          </table:table-cell>
        </table:table-row>
        <table:table-row>
          <table:table-cell table:style-name="Table2.A2" office:value-type="string">
            <text:p text:style-name="P48">F10</text:p>
          </table:table-cell>
          <table:table-cell table:style-name="Table2.B2" office:value-type="string">
            <text:p text:style-name="P49">Переключение режимов Line (связь с ЭВМ)/Local (автономный режим)</text:p>
          </table:table-cell>
        </table:table-row>
        <table:table-row>
          <table:table-cell table:style-name="Table2.A2" office:value-type="string">
            <text:p text:style-name="P48">F11</text:p>
          </table:table-cell>
          <table:table-cell table:style-name="Table2.B2" office:value-type="string">
            <text:p text:style-name="P49">Включение/отключение кодировки КОИ7 Н2 (все большие буквы)</text:p>
          </table:table-cell>
        </table:table-row>
        <table:table-row>
          <table:table-cell table:style-name="Table2.A2" office:value-type="string">
            <text:p text:style-name="P49">L-ALT</text:p>
          </table:table-cell>
          <table:table-cell table:style-name="Table2.B2" office:value-type="string">
            <text:p text:style-name="P49">Переключение кодировки RUS (Н1) / LAT (Н0)</text:p>
          </table:table-cell>
        </table:table-row>
        <table:table-row>
          <table:table-cell table:style-name="Table2.A2" office:value-type="string">
            <text:p text:style-name="P49">R-ALT</text:p>
          </table:table-cell>
          <table:table-cell table:style-name="Table2.B2" office:value-type="string">
            <text:p text:style-name="P49">Ввод кода LF (ПС) — переход на новую строку</text:p>
          </table:table-cell>
        </table:table-row>
        <table:table-row>
          <table:table-cell table:style-name="Table2.A2" office:value-type="string">
            <text:p text:style-name="P49">Scrollock </text:p>
          </table:table-cell>
          <table:table-cell table:style-name="Table2.B2" office:value-type="string">
            <text:p text:style-name="P49">Вывод следующей строки в режиме HoldScreen (с shift - вывод страницы<text:span text:style-name="T16">)</text:span></text:p>
          </table:table-cell>
        </table:table-row>
        <table:table-row>
          <table:table-cell table:style-name="Table2.A2" office:value-type="string">
            <text:p text:style-name="P49">PgDn</text:p>
          </table:table-cell>
          <table:table-cell table:style-name="Table2.B2" office:value-type="string">
            <text:p text:style-name="P49"><text:span text:style-name="T16">Раздвижка экрана</text:span> вниз</text:p>
          </table:table-cell>
        </table:table-row>
        <table:table-row>
          <table:table-cell table:style-name="Table2.A2" office:value-type="string">
            <text:p text:style-name="P49">PgUp</text:p>
          </table:table-cell>
          <table:table-cell table:style-name="Table2.B2" office:value-type="string">
            <text:p text:style-name="P49"><text:span text:style-name="T16">Раздвижка экрана</text:span> вверх</text:p>
          </table:table-cell>
        </table:table-row>
        <table:table-row>
          <table:table-cell table:style-name="Table2.A2" office:value-type="string">
            <text:p text:style-name="P49">Home</text:p>
          </table:table-cell>
          <table:table-cell table:style-name="Table2.B2" office:value-type="string">
            <text:p text:style-name="P49">Установка курсора в начало экрана</text:p>
          </table:table-cell>
        </table:table-row>
        <table:table-row>
          <table:table-cell table:style-name="Table2.A2" office:value-type="string">
            <text:p text:style-name="P49">Ins</text:p>
          </table:table-cell>
          <table:table-cell table:style-name="Table2.B2" office:value-type="string">
            <text:p text:style-name="P49">Раз<text:span text:style-name="T16">движка</text:span> строки <text:span text:style-name="T16">вправо</text:span></text:p>
          </table:table-cell>
        </table:table-row>
      </table:table>
      <text:p text:style-name="P27"/>
      <text:p text:style-name="Subtitle">Шрифт.</text:p>
      <text:p text:style-name="P19"/>
      <text:p text:style-name="P19"><text:span text:style-name="T20">Оригинальный контроллер КСМ </text:span>отображает знакоместа формата 8*<text:span text:style-name="T20">8</text:span>. <text:span text:style-name="T20">В данной разработке знакоместа имеют размер 8*12, что позволяет использовать более четкий и разборчивый шрифт.</text:span></text:p>
      <text:p text:style-name="P19"><text:soft-page-break/>В схему входит ROM размером 4К (созданный в статической памяти FPGA) с образом шрифта знакогенератора. <text:s/>Исходные образы шрифта лежат в <text:span text:style-name="T16">ksm</text:span>-firmware/font/font-*.bin. Раскладка кодов символов внутри файла шрифта:</text:p>
      <text:p text:style-name="P19"/>
      <text:p text:style-name="P19">00-1f <text:s/>(000-037) <text:s/>большие латинские буквы (для индикации управляющих кодов)</text:p>
      <text:p text:style-name="P19">20-3f <text:s/>(040-077) <text:s/>цифры и обычные символы</text:p>
      <text:p text:style-name="P19">40-5f <text:s/>(100-137) <text:s/>большие латинские буквы</text:p>
      <text:p text:style-name="P19">60-7f <text:s/>(140-177) <text:s/>малые латинские буквы</text:p>
      <text:p text:style-name="P19">80-9f <text:s/>(200-237) <text:s/>псевдографика</text:p>
      <text:p text:style-name="P19">a0-bf <text:s/>(240-277) <text:s/>не используется</text:p>
      <text:p text:style-name="P19">c0-df <text:s/>(300-337) <text:s/>малые русские буквы</text:p>
      <text:p text:style-name="P19">e0-ff <text:s/>(340-377) <text:s/>большие русские буквы</text:p>
      <text:p text:style-name="P5"/>
      <text:p text:style-name="P3">К проекту приложены 2 шрифтовых файла. </text:p>
      <text:p text:style-name="P3">font-main.bin — основной шрифт 8*12, в основном выдранный из какого-то древнего досовского русификатора. Большинство линий символов имеет толщину в 2 пикселя, и шрифт смотрится вполне достойно на современных TFT-мониторах.</text:p>
      <text:p text:style-name="P3">font-ksm.bin — шрифт 8*8, выдранный из знакогенератора платы КСМ (терминал 15ИЭ использует такой же шрифт). При использовании этого шрифта экран выглядит в точности таким же, как экран <text:span text:style-name="T20">КСМ</text:span>. Этот шрифт я приложил для ностальгирующих по старым временам, а также для наглядного сравнения корявых древних шрифтов с современными. <text:s/><text:span text:style-name="T19">Чтобы переключить терминал для работы с этим шрифтом, надо подключить файл font-ksm.mif к мегафункции fontrom в качестве файла инициализации памяти. </text:span></text:p>
      <text:p text:style-name="P4">Также в каталоге vt52-firmware/font лежат некоторые утилиты для обработки шрифтовых файлов:</text:p>
      <text:p text:style-name="P4"/>
      <text:p text:style-name="P4">font2mif — преобразователь файл шрифта (bin) в формат mif для загрузки в FPGA.</text:p>
      <text:p text:style-name="P4">fontlist — выводит на экран изображения всех шрифтов указанного bin-файла</text:p>
      <text:p text:style-name="P4">fontextract — извлекает шрифт указанного или всех символов из bin-файла</text:p>
      <text:p text:style-name="P4">fontreplace — заменяет указанный символ в bin-файле.</text:p>
      <text:p text:style-name="P4"/>
      <text:p text:style-name="P4">Извлеченный из двоичного файла образ символа представляет собой текстовый прямоугольник размеров 8*12 знаков, в котором пикселя, формирующие изображение, обозначаются символом O, остальные — точкой:</text:p>
      <text:p text:style-name="P4"/>
      <text:p text:style-name="P28">..OOO...</text:p>
      <text:p text:style-name="P28">.OO.OO..</text:p>
      <text:p text:style-name="P28">OO...OO.</text:p>
      <text:p text:style-name="P28">OO...OO.</text:p>
      <text:p text:style-name="P28">OO...OO.</text:p>
      <text:p text:style-name="P28">OOOOOOO.</text:p>
      <text:p text:style-name="P28">OO...OO.</text:p>
      <text:p text:style-name="P28">OO...OO.</text:p>
      <text:p text:style-name="P28">OO...OO.</text:p>
      <text:p text:style-name="P28">........</text:p>
      <text:p text:style-name="P28">........ <text:s/></text:p>
      <text:p text:style-name="P28"/>
      <text:p text:style-name="P18">Такая форма удобна для редактирования изображения символа. 2 нижние строки лучше не использовать для размещения изображения, поскольку на этих строках размещается курсор в режиме подчеркивания.</text:p>
      <text:p text:style-name="P43"><text:soft-page-break/>Контроллер КГД</text:p>
      <text:p text:style-name="P39">КГД (Контроллер Грфического Дисплея) — это монохромный графический контроллер, выводящий на экран изображение размером 400*286. Контроллер подключается прямо к шине МПИ и представлен на ней четырьмя регистрами. Такой подход является более современным по сравнению с подключением через последовательный порт.</text:p>
      <text:p text:style-name="P40">КГД не является полноценным видеоконтроллером — он не умеет формировать полный набор видеосигналов, и работает только в паре с модулем КСМ. <text:span text:style-name="T21">Поскольку КСМ формирует изображение 800*600, то каждый графический пиксель занимает 2 точки по горизонтали и вертикали. При этом в верхней части экрана остается темное поле высотой в 28 точек. </text:span>Видеоданные, формируемые <text:span text:style-name="T21">текстовым и </text:span>графическим контроллером, мо<text:span text:style-name="T21">гут выводиться на экран одновременно, накладываясь друг на друга. Также, используя регистры КГД, можно запретить вывод текстовой или графической информации.</text:span></text:p>
      <text:p text:style-name="P39">Контроллер содержит в себе двухпортовую видеопамять размером 16К, <text:span text:style-name="T21">которая доступна через регистры адреса и данных. Видеопамять формируется как мегафункция 2-port altsyncram из фнутренней памяти FPGA. Это накладывает серьезные ограничения на тип применяемой FPGA — младшая из серии Cyclone 4 микросхема EP4CE6 не содержит достаточного количества памяти.</text:span></text:p>
      <text:p text:style-name="P44">Аппаратные особенности</text:p>
      <text:p text:style-name="P20"><text:span text:style-name="T22">М</text:span>одуль <text:span text:style-name="T22">КСМ </text:span>умеет управлять звуковым сигналом <text:span text:style-name="T22">по коду 007</text:span> — <text:span text:style-name="T22">этой возможности не было в оригинальном контроллере</text:span>. <text:s/>Сигнал <text:span text:style-name="T22">передается через порт buzzer и </text:span>принимает значение 1, когда надо включить звук. Его можно прямо подавать на пъезопищалку со встроенным генератором звука. Либо создать таймер/делитель на частоту около 400 Гц и использовать его для генерации звука. Или вообще обойтись без звука, <text:span text:style-name="T22">как в настоящем КСМ.</text:span></text:p>
      <text:p text:style-name="P21"/>
      <text:p text:style-name="P21">На экране изображение имеет следующие цвета:</text:p>
      <text:list xml:id="list1737018104" text:style-name="List_20_1">
        <text:list-item>
          <text:p text:style-name="P22">Строка состояния — красный цвет</text:p>
        </text:list-item>
        <text:list-item>
          <text:p text:style-name="P22">Часы — фиолетовый цвет</text:p>
        </text:list-item>
        <text:list-item>
          <text:p text:style-name="P22">Данные пользователя — зеленый цвет</text:p>
        </text:list-item>
        <text:list-item>
          <text:p text:style-name="P22">Графика КГД — белый цвет</text:p>
        </text:list-item>
        <text:list-item>
          <text:p text:style-name="P22">Курсор — желтый цвет.</text:p>
        </text:list-item>
      </text:list>
      <text:p text:style-name="P21">Если вы хотите получить полностью монохромное изображение, как на древних мониторах, <text:span text:style-name="T23">т</text:span>о сигналы <text:span text:style-name="T23">vgared, vgagreen, vgablue, выходящие из модуля КСМ, а также сигнал vgavideo, выходящий из модуля КГД, надо объединить по схеме ИЛИ и подать на все цветовые входы VGA-монитора с нужными уровнями. Так можно получить черно-зеленое, черно-желтое, черно-белое и любое другое монохромное изображение.</text:span></text:p>
      <text:p text:style-name="P24"/>
      <text:p text:style-name="P24">Линии клавиатуры PS/2 Clock и Data должны быть подтянуты к питанию 3.3v. Для этого можно включить внутренние подтягивающие резисторы в FPGA (опция weak pull-up resistor в assignments editor), или подпаять внешние резисторы 2-5к между каждой линией и 3.3v, <text:span text:style-name="T24">если их нет на вашей плате.</text:span></text:p>
      <text:p text:style-name="P24"/>
      <text:p text:style-name="P24"><text:soft-page-break/>В зависимости от подключения разъема VGA может потребоваться переделка схемы управления видео-цап, лежащей в головном модуле мс1201-02.v. В данном проекте использовалась плата, на которой установлен 6-битный ЦАП зеленого цвета и 5-битные ЦАП синего и красного цветов, поэтому схема выглядит так:</text:p>
      <text:p text:style-name="P29"/>
      <text:p text:style-name="P50"><text:span text:style-name="Source_20_Text"><text:span text:style-name="T25">// выбор яркости каждого цвета <text:tab/></text:span></text:span></text:p>
      <text:p text:style-name="P50"><text:span text:style-name="Source_20_Text"><text:span text:style-name="T25">assign vgag = (vgagreen == 1'b1) ? 6'b1</text:span></text:span><text:span text:style-name="Source_20_Text"><text:span text:style-name="T26">1</text:span></text:span><text:span text:style-name="Source_20_Text"><text:span text:style-name="T25">1111 : 6'b000000 ;</text:span></text:span></text:p>
      <text:p text:style-name="P50"><text:span text:style-name="Source_20_Text"><text:span text:style-name="T25">assign vgab = (vgablue == 1'b1) ? 5'b11111 : 5'b00000 ;</text:span></text:span></text:p>
      <text:p text:style-name="P50"><text:span text:style-name="Source_20_Text"><text:span text:style-name="T25">assign vgar = (vgared == 1'b1) ? 5'b11111 : 5'b00000 </text:span></text:span><text:span text:style-name="Source_20_Text">;</text:span></text:p>
      <text:p text:style-name="P50"><text:span text:style-name="Source_20_Text"/></text:p>
      <text:p text:style-name="P23">Если на вашей плате разрядность ЦАП другая или ЦАП вообще отсутствует, этот фрагмент необходимо поправить под ваши нужды.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8T19:06:46.560695539</meta:creation-date>
    <dc:date>2021-01-30T21:36:26.923015353</dc:date>
    <meta:editing-duration>PT36M9S</meta:editing-duration>
    <meta:editing-cycles>7</meta:editing-cycles>
    <meta:generator>LibreOffice/6.0.7.3$Linux_X86_64 LibreOffice_project/00m0$Build-3</meta:generator>
    <meta:document-statistic meta:table-count="2" meta:image-count="1" meta:object-count="0" meta:page-count="7" meta:paragraph-count="133" meta:word-count="2044" meta:character-count="15074" meta:non-whitespace-character-count="13100"/>
  </office:meta>
</office:document-meta>
</file>